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Standard" style:list-style-name="LFO1" style:family="paragraph"/>
    <style:style style:name="P3" style:parent-style-name="Standard" style:list-style-name="LFO1" style:family="paragraph"/>
    <style:style style:name="P4" style:parent-style-name="Standard" style:list-style-name="LFO1" style:family="paragraph"/>
  </office:automatic-styles>
  <office:body>
    <office:text text:use-soft-page-breaks="true">
      <text:p text:style-name="P1">1. Cele systemu (dalej zwanego „grą”):</text:p>
      <text:p text:style-name="Standard">Gra ma na celu przybliżyć osobom niestudiującym problemy z którymi borykają się studenci oraz zapewnić studentom rozrywkę umiejscowioną w znanych im<text:s/>realiach. Gra przedstawi także użytkownikowi zadania z zakresu obowiązującego na studiach wybranego kierunku, umożliwiając studentom powtórzenie podstaw materiału, a innym graczom zapoznanie się z tym co może/mogło ich czekać na uczelni wyższej.</text:p>
      <text:p text:style-name="Standard">Dla każdego gracza przejście gry będzie wyzwaniem połączonym z dobrą rozrywką.</text:p>
      <text:p text:style-name="Standard"/>
      <text:p text:style-name="Standard">2. Adresaci gry:</text:p>
      <text:p text:style-name="Standard">- Gracze zainteresowani studiami na uczelni wyższej.</text:p>
      <text:p text:style-name="Standard">- Miłośnicy gier RPG pozbawionych szaty graficznej</text:p>
      <text:p text:style-name="Standard"/>
      <text:p text:style-name="Standard">3. Gra<text:s/>ma dostarczać rozrywki studentom, oraz pokazać „studenckie życie” osobom, które chcą rozpocząć swoją przygodę z pobieraniem wykształcenia wyższego.<text:s/>Dodatkowo<text:s/>użytkownik będzie dowiadywał się różnych ciekawostek i faktów. Zatem gra będzie dostarczać<text:s/></text:p>
      <text:p text:style-name="Standard"/>
      <text:p text:style-name="Standard">4.<text:s/><text:line-break/>(a) Uruchamiając grę wcielamy się w postać studenta, wybieramy jeden z dostępnych kierunków studiów. Grę zaczynamy z określonymi statystykami (inteligencja, charyzma, odporność na stres, sumienność, wytrzymałość), które będą<text:s/>miały wpływ na przebieg gry. Gra będzie odbywała się w rundach. Semestr trwa 120 dni podzielonych na 24 godziny (rundy). Na gracza zostanie narzucony z góry określony plan zajęć wraz z terminami kolokwiów/egzaminów. W czasie każdej rundy gracz będzie wykonywał wybrane czynności (np. sen, nauka, zajęcia na uczelni, imprezowanie) wpływające na jego parametry (nastrój, energia, wiedza). Wpływ czynności na parametry jest zależny m.in. od statystyk. W trakcie wykonywania danej czynności mogą się pojawić powiązane z nią różne wydarzenia losowe, które w dramatyczny sposób mogą zmienić przebieg gry. Kolokwia i egzaminy będą polegały na przejściu mini-gry (np. Memory, Warcaby, Wisielec), której poziom trudności będzie zależny od statystyk i parametrów gracza. Po ukończeniu mini-gry gracz otrzymuje ocenę wliczaną do średniej z danego kursu oraz pewną ilość wirtualnej gotówki, którą można będzie wydać w sklepiku na przedmioty ułatwiające rozgrywkę. Gdy kurs będzie niezaliczony zwiększa się deficyt punktów ECTS zgodnie z<text:s/>przypisaną do kursu wartością. Przekroczenie limitu ECTS kończy grę. Ukończenie wszystkich semestrów kończy się otrzymaniem wirtualnego dyplomu.</text:p>
      <text:p text:style-name="Standard"/>
      <text:p text:style-name="Standard">(b) Wymagania systemowe:</text:p>
      <text:list text:style-name="LFO1" text:continue-numbering="true">
        <text:list-item>
          <text:p text:style-name="P2">system Windows lub Linux</text:p>
        </text:list-item>
        <text:list-item>
          <text:p text:style-name="P3">zainstalowana Wirtualna Maszyna Javy</text:p>
        </text:list-item>
        <text:list-item>
          <text:p text:style-name="P4">rozdzielczość min. 800x600</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er" style:display-name="Header"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Piotrek</meta:initial-creator>
    <dc:creator>Piotrek</dc:creator>
    <meta:creation-date>2012-10-17T11:18:00Z</meta:creation-date>
    <dc:date>2012-10-20T09:23:00Z</dc:date>
    <meta:template xlink:href="Normal.dotm" xlink:type="simple"/>
    <meta:editing-cycles>1</meta:editing-cycles>
    <meta:editing-duration>PT4620S</meta:editing-duration>
    <meta:document-statistic meta:page-count="1" meta:paragraph-count="4" meta:word-count="344" meta:character-count="2404" meta:row-count="17" meta:non-whitespace-character-count="2064"/>
  </office:meta>
</office:document-meta>
</file>